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Name">
      <style:text-properties fo:language="en" fo:country="US"/>
    </style:style>
    <style:style style:name="P2" style:family="paragraph" style:parent-style-name="Section_20_Title">
      <style:text-properties fo:language="en" fo:country="US"/>
    </style:style>
    <style:style style:name="P3" style:family="paragraph" style:parent-style-name="Contact_20_Info">
      <style:text-properties fo:language="en" fo:country="US"/>
    </style:style>
    <style:style style:name="P4" style:family="paragraph" style:parent-style-name="Contact_20_Info" style:master-page-name="Standard">
      <style:paragraph-properties style:page-number="auto"/>
      <style:text-properties fo:language="en" fo:country="US"/>
    </style:style>
    <style:style style:name="P5" style:family="paragraph" style:parent-style-name="Job_20_Title">
      <style:text-properties fo:language="en" fo:country="US"/>
    </style:style>
    <style:style style:name="P6" style:family="paragraph" style:parent-style-name="Job_20_Title">
      <style:paragraph-properties fo:margin-left="1.5in" fo:margin-right="0in" fo:text-align="start" style:justify-single-word="false" fo:orphans="2" fo:widows="2" fo:hyphenation-ladder-count="no-limit" fo:text-indent="0in" style:auto-text-indent="false" style:writing-mode="lr-tb"/>
      <style:text-properties fo:font-size="8pt" fo:letter-spacing="0.0071in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7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</style:style>
    <style:style style:name="P8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  <style:text-properties fo:color="#000000" style:text-line-through-style="none" style:font-name="Tahoma1" fo:font-size="8pt" fo:language="en" fo:country="US" style:text-underline-style="none" style:font-name-asian="Tahoma1" style:font-size-asian="8pt" style:font-name-complex="Tahoma1" style:font-size-complex="8pt"/>
    </style:style>
    <style:style style:name="P9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  <style:text-properties fo:language="en" fo:country="US"/>
    </style:style>
    <style:style style:name="P10" style:family="paragraph" style:parent-style-name="Achievements" style:list-style-name="WW8Num2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  <style:text-properties fo:language="en" fo:country="US"/>
    </style:style>
    <style:style style:name="P11" style:family="paragraph" style:parent-style-name="Achievements">
      <style:paragraph-properties fo:margin-left="1.75in" fo:margin-right="0in" fo:text-indent="-0.25in" style:auto-text-indent="false">
        <style:tab-stops>
          <style:tab-stop style:position="-0.25in"/>
          <style:tab-stop style:position="1.5in"/>
          <style:tab-stop style:position="3.25in"/>
          <style:tab-stop style:position="5.25in"/>
        </style:tab-stops>
      </style:paragraph-properties>
      <style:text-properties fo:language="en" fo:country="US"/>
    </style:style>
    <style:style style:name="P12" style:family="paragraph" style:parent-style-name="Date_20_and_20_Location">
      <style:paragraph-properties>
        <style:tab-stops>
          <style:tab-stop style:position="3.9374in"/>
          <style:tab-stop style:position="5.5in"/>
          <style:tab-stop style:position="7.6272in"/>
          <style:tab-stop style:position="9in" style:type="right"/>
        </style:tab-stops>
      </style:paragraph-properties>
    </style:style>
    <style:style style:name="P13" style:family="paragraph" style:parent-style-name="Date_20_and_20_Location">
      <style:paragraph-properties>
        <style:tab-stops>
          <style:tab-stop style:position="3.9374in"/>
          <style:tab-stop style:position="4.3311in"/>
          <style:tab-stop style:position="5.5in"/>
          <style:tab-stop style:position="7.6272in"/>
          <style:tab-stop style:position="9in" style:type="right"/>
        </style:tab-stops>
      </style:paragraph-properties>
    </style:style>
    <style:style style:name="P14" style:family="paragraph" style:parent-style-name="Date_20_and_20_Location">
      <style:text-properties fo:language="en" fo:country="US"/>
    </style:style>
    <style:style style:name="P15" style:family="paragraph" style:parent-style-name="Date_20_and_20_Location">
      <style:paragraph-properties>
        <style:tab-stops>
          <style:tab-stop style:position="3.9374in"/>
          <style:tab-stop style:position="4.3311in"/>
          <style:tab-stop style:position="4.7252in"/>
          <style:tab-stop style:position="5.5in"/>
          <style:tab-stop style:position="7.6272in"/>
          <style:tab-stop style:position="9in" style:type="right"/>
        </style:tab-stops>
      </style:paragraph-properties>
      <style:text-properties fo:language="en" fo:country="US"/>
    </style:style>
    <style:style style:name="P16" style:family="paragraph" style:parent-style-name="Date_20_and_20_Location">
      <style:paragraph-properties>
        <style:tab-stops>
          <style:tab-stop style:position="4.3311in"/>
          <style:tab-stop style:position="5.9299in"/>
          <style:tab-stop style:position="8.7098in" style:type="right"/>
          <style:tab-stop style:position="8.7673in"/>
        </style:tab-stops>
      </style:paragraph-properties>
      <style:text-properties fo:language="en" fo:country="US"/>
    </style:style>
    <style:style style:name="P17" style:family="paragraph" style:parent-style-name="Date_20_and_20_Location">
      <style:paragraph-properties>
        <style:tab-stops>
          <style:tab-stop style:position="4.3311in"/>
          <style:tab-stop style:position="8.7098in" style:type="right"/>
        </style:tab-stops>
      </style:paragraph-properties>
    </style:style>
    <style:style style:name="P18" style:family="paragraph" style:parent-style-name="Date_20_and_20_Location">
      <style:paragraph-properties fo:margin-top="0.111in" fo:margin-bottom="0.0417in"/>
      <style:text-properties fo:language="en" fo:country="US"/>
    </style:style>
    <style:style style:name="P19" style:family="paragraph" style:parent-style-name="Objective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0000" style:font-name="Tahoma1" fo:font-size="8pt" fo:font-weight="normal" style:font-name-asian="Tahoma1" style:font-size-asian="8pt" style:font-weight-asian="normal" style:font-name-complex="Tahoma1" style:font-size-complex="8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azilian, Single, 25 years.</text:p>
      <text:p text:style-name="P3">Sarutaiá street 186 – AP. 112 - São Paulo/SP</text:p>
      <text:p text:style-name="P3">(11) 9295-9710, (11) 3885-5729</text:p>
      <text:p text:style-name="P3">victor.westmann@gmail.com</text:p>
      <text:p text:style-name="P1">Victor Westmann</text:p>
      <text:p text:style-name="P2">Goals</text:p>
      <text:p text:style-name="P19">Work in new areas and develop new professional skills.</text:p>
      <text:p text:style-name="Section_20_Title">Experience</text:p>
      <text:p text:style-name="P12"><text:span text:style-name="T2">Level Up!</text:span><text:span text:style-name="T3"> <text:s text:c="2"/>(São Paulo, SP)<text:tab/>2/2009 to 6/2010</text:span></text:p>
      <text:p text:style-name="P6">Project Assistant</text:p>
      <text:list xml:id="list29328567" text:style-name="WW8Num1">
        <text:list-item>
          <text:p text:style-name="P8">Researches, online gaming tests (MMORPG, FPS, MOBA, RTS) and generation of reports for the brazilian market to support strategical company decisions.</text:p>
        </text:list-item>
      </text:list>
      <text:p text:style-name="P12">Mapatrans <text:s text:c="2"/>(São Paulo, SP)<text:tab/>10/2005 to 12/2008</text:p>
      <text:p text:style-name="Job_20_Title">Programmer</text:p>
      <text:list xml:id="list29346500" text:continue-numbering="true" text:style-name="WW8Num1">
        <text:list-item>
          <text:p text:style-name="P9">Responsible for the reformulation of the company’s legacy systems user interface improving its efficiency and usability.</text:p>
        </text:list-item>
        <text:list-item>
          <text:p text:style-name="P7">Free Software based solutions.</text:p>
        </text:list-item>
        <text:list-item>
          <text:p text:style-name="P7">Development of management reports.</text:p>
        </text:list-item>
        <text:list-item>
          <text:p text:style-name="P9">Improvement in internal processes performance.</text:p>
        </text:list-item>
        <text:list-item>
          <text:p text:style-name="P9">Visual identity of the main softwares was strongly reinforced.</text:p>
        </text:list-item>
        <text:list-item>
          <text:p text:style-name="P9">Responsible for the creation and implementation of trainings and software demonstrations.</text:p>
        </text:list-item>
      </text:list>
      <text:p text:style-name="P13">n4web <text:s text:c="7"/>(São Paulo, SP) <text:tab/> <text:s/>6/2003 to 6/2004</text:p>
      <text:p text:style-name="Job_20_Title">Trainee</text:p>
      <text:list xml:id="list29333367" text:continue-numbering="true" text:style-name="WW8Num1">
        <text:list-item>
          <text:p text:style-name="P9">Responsible for small editions on customers websites.</text:p>
        </text:list-item>
      </text:list>
      <text:p text:style-name="P15">Work Image (São Paulo, SP) <text:tab/> <text:s/>3/1999 to 9/1999</text:p>
      <text:p text:style-name="P5">Trainee</text:p>
      <text:list xml:id="list29335546" text:continue-numbering="true" text:style-name="WW8Num1">
        <text:list-item>
          <text:p text:style-name="P9">Responsible for the new version of the company’s website and for documentation and processes.</text:p>
        </text:list-item>
      </text:list>
      <text:p text:style-name="P2">Skills</text:p>
      <text:p text:style-name="P14">English: fluent.</text:p>
      <text:p text:style-name="P14">German: intermediate.</text:p>
      <text:p text:style-name="P14">Spanish: basic.</text:p>
      <text:p text:style-name="P14">HTML/XHTML: advanced.</text:p>
      <text:p text:style-name="P14">Knowledge in CSS, SQL and Java.</text:p>
      <text:p text:style-name="P2">Education</text:p>
      <text:p text:style-name="P16">Presbiterian University Mackenzie (São Paulo, SP) <text:tab/> <text:s/>2004 to 6/2009</text:p>
      <text:list xml:id="list29347933" text:style-name="WW8Num2">
        <text:list-item>
          <text:p text:style-name="P10">Graduated at Information Systems.</text:p>
        </text:list-item>
      </text:list>
      <text:p text:style-name="P17">Visconde de Porto Seguro Unit II (Valinhos, SP) <text:tab/> <text:s/>1999 to 2002</text:p>
      <text:list xml:id="list29326715" text:style-name="WW8Num3">
        <text:list-item>
          <text:p text:style-name="P11">Finished high school.</text:p>
        </text:list-item>
      </text:list>
      <text:p text:style-name="Section_20_Title"><text:span text:style-name="T1">Interes</text:span>ts</text:p>
      <text:p text:style-name="P18">Free software, computer graphics, usability, design and graphical interf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margin-top="0.0417in" fo:margin-bottom="0.0417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ahoma" fo:font-size="8pt" fo:letter-spacing="0.0071in" fo:language="en" fo:country="US" style:font-name-asian="Times New Roman" style:font-size-asian="8pt" style:language-asian="zh" style:country-asian="CN" style:font-name-complex="Tahoma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ítulo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Título1" style:next-style-name="Subtitle" style:class="chapter"/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Legenda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Balloon_20_Text" style:display-name="Balloon Text" style:family="paragraph" style:parent-style-name="Standard"/>
    <style:style style:name="Name" style:family="paragraph" style:next-style-name="Standard">
      <style:paragraph-properties fo:margin-top="0.25in" fo:margin-bottom="0.3055in" style:line-height-at-least="0.1665in" fo:orphans="2" fo:widows="2" fo:hyphenation-ladder-count="no-limit" style:text-autospace="ideograph-alpha" style:punctuation-wrap="hanging" style:line-break="strict" style:writing-mode="lr-tb"/>
      <style:text-properties fo:color="#999999" style:font-name="Tahoma" fo:font-size="24pt" fo:letter-spacing="0.0071in" fo:language="pt" fo:country="BR" style:font-name-asian="Arial" style:font-size-asian="24pt" style:language-asian="zh" style:country-asian="CN" style:font-name-complex="Tahoma" style:font-size-complex="24pt" style:language-complex="ar" style:country-complex="SA" fo:hyphenate="false" fo:hyphenation-remain-char-count="2" fo:hyphenation-push-char-count="2"/>
    </style:style>
    <style:style style:name="Section_20_Title" style:display-name="Section Title" style:family="paragraph">
      <style:paragraph-properties fo:margin-top="0.111in" fo:margin-bottom="0in" fo:orphans="2" fo:widows="2" fo:hyphenation-ladder-count="no-limit" fo:padding-left="0in" fo:padding-right="0in" fo:padding-top="0in" fo:padding-bottom="0.0138in" fo:border-left="none" fo:border-right="none" fo:border-top="none" fo:border-bottom="0.0071in solid #c0c0c0" style:text-autospace="ideograph-alpha" style:punctuation-wrap="hanging" style:line-break="strict" style:writing-mode="lr-tb"/>
      <style:text-properties style:use-window-font-color="true" style:font-name="Tahoma" fo:font-size="8pt" fo:letter-spacing="0.0071in" fo:language="pt" fo:country="BR" style:font-name-asian="Arial" style:font-size-asian="8pt" style:language-asian="zh" style:country-asian="CN" style:font-name-complex="Tahoma" style:font-size-complex="8pt" style:language-complex="ar" style:country-complex="SA" fo:hyphenate="false" fo:hyphenation-remain-char-count="2" fo:hyphenation-push-char-count="2"/>
    </style:style>
    <style:style style:name="Contact_20_Info" style:display-name="Contact Info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size="8pt" fo:letter-spacing="0.0071in" fo:language="pt" fo:country="BR" style:font-name-asian="Arial" style:font-size-asian="8pt" style:language-asian="zh" style:country-asian="CN" style:font-name-complex="Tahoma" style:font-size-complex="8pt" style:language-complex="ar" style:country-complex="SA" fo:hyphenate="false" fo:hyphenation-remain-char-count="2" fo:hyphenation-push-char-count="2"/>
    </style:style>
    <style:style style:name="Job_20_Title" style:display-name="Job Title" style:family="paragraph" style:parent-style-name="Standard">
      <style:paragraph-properties fo:margin-top="0in" fo:margin-bottom="0.0417in"/>
      <style:text-properties fo:color="#808080" fo:language="pt" fo:country="BR"/>
    </style:style>
    <style:style style:name="Achievements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-0.25in"/>
        </style:tab-stops>
      </style:paragraph-properties>
      <style:text-properties fo:language="pt" fo:country="BR"/>
    </style:style>
    <style:style style:name="Date_20_and_20_Location" style:display-name="Date and Location" style:family="paragraph" style:parent-style-name="Standard">
      <style:paragraph-properties fo:margin-top="0.111in" fo:margin-bottom="0.0417in">
        <style:tab-stops>
          <style:tab-stop style:position="5.5in"/>
          <style:tab-stop style:position="9in" style:type="right"/>
        </style:tab-stops>
      </style:paragraph-properties>
      <style:text-properties fo:language="pt" fo:country="BR"/>
    </style:style>
    <style:style style:name="Objective" style:family="paragraph" style:parent-style-name="Standard">
      <style:paragraph-properties fo:margin-top="0.0417in" fo:margin-bottom="0.139in"/>
      <style:text-properties fo:language="pt" fo:country="BR"/>
    </style:style>
    <style:style style:name="WW8Num1z0" style:family="text">
      <style:text-properties fo:color="#999999" style:font-name="Symbol" fo:font-size="8pt" style:font-size-asian="8pt" style:font-name-complex="Symbol" style:font-size-complex="8pt"/>
    </style:style>
    <style:style style:name="WW8Num2z0" style:family="text">
      <style:text-properties fo:color="#999999" style:font-name="Symbol" fo:font-size="8pt" style:font-size-asian="8pt" style:font-name-complex="Symbol" style:font-size-complex="8pt"/>
    </style:style>
    <style:style style:name="WW8Num3z0" style:family="text">
      <style:text-properties fo:color="#999999" style:font-name="Symbol" fo:font-size="8pt" style:font-size-asian="8pt" style:font-name-complex="Symbol" style:font-size-complex="8pt"/>
    </style:style>
    <style:style style:name="Absatz-Standardschriftart" style:family="text"/>
    <style:style style:name="Default_20_Paragraph_20_Font" style:display-name="Default Paragraph Font" style:family="text"/>
    <style:style style:name="Fonte_20_parág._20_padrão3" style:display-name="Fonte parág. padrão3" style:family="text"/>
    <style:style style:name="WW8Num4z0" style:family="text">
      <style:text-properties fo:color="#999999" style:font-name="Symbol" fo:font-size="8pt" style:font-size-asian="8pt" style:font-name-complex="Symbol" style:font-size-complex="8pt"/>
    </style:style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5098in" fo:margin-left="1in" fo:margin-right="1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ctorWestmannCV_en</dc:title>
    <dc:subject>Curriculum</dc:subject>
    <meta:keyword>CV</meta:keyword>
    <meta:keyword>Curriculum Vitae</meta:keyword>
    <meta:keyword>VictorWestmann</meta:keyword>
    <dc:description>This is my CV.</dc:description>
    <meta:initial-creator>Victor</meta:initial-creator>
    <meta:creation-date>2009-01-09T15:11:00</meta:creation-date>
    <dc:date>2010-10-21T09:23:00.43</dc:date>
    <meta:print-date>2008-09-11T17:15:00</meta:print-date>
    <meta:editing-cycles>5</meta:editing-cycles>
    <meta:editing-duration>PT00H16M12S</meta:editing-duration>
    <meta:generator>OpenOffice.org/3.2$Win32 OpenOffice.org_project/320m12$Build-9483</meta:generator>
    <meta:document-statistic meta:table-count="0" meta:image-count="0" meta:object-count="0" meta:page-count="1" meta:paragraph-count="38" meta:word-count="221" meta:character-count="1512"/>
    <meta:user-defined meta:name="E-Mail">victor.westmann@gmail.com</meta:user-defined>
    <meta:user-defined meta:name="Editor">Victor Westmann</meta:user-defined>
    <meta:user-defined meta:name="Telephone number" meta:value-type="float">92959710</meta:user-defined>
  </office:meta>
</office:document-meta>
</file>